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069584A7C59.png" manifest:media-type="image/png"/>
  <manifest:file-entry manifest:full-path="Pictures/100000000000011600000048825CE2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209cm" draw:shadow="hidden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53cm" svg:height="1.903cm" svg:x="11.804cm" svg:y="11.16cm">
          <draw:image xlink:href="Pictures/100000000000011600000048825CE2F0.png" xlink:type="simple" xlink:show="embed" xlink:actuate="onLoad" draw:mime-type="image/png">
            <text:p/>
          </draw:image>
        </draw:frame>
        <draw:frame draw:style-name="gr2" draw:text-style-name="P2" draw:layer="layout" svg:width="5.125cm" svg:height="1.673cm" svg:x="13.442cm" svg:y="13.065cm">
          <draw:text-box>
            <text:p><text:s text:c="6"/>Server </text:p>
            <text:p>Ubuntu Machine</text:p>
          </draw:text-box>
        </draw:frame>
        <draw:frame draw:style-name="gr1" draw:text-style-name="P1" draw:layer="layout" svg:width="3.903cm" svg:height="1.506cm" svg:x="1.542cm" svg:y="11.477cm">
          <draw:image xlink:href="Pictures/100000000000011000000069584A7C59.png" xlink:type="simple" xlink:show="embed" xlink:actuate="onLoad" draw:mime-type="image/png">
            <text:p/>
          </draw:image>
        </draw:frame>
        <draw:frame draw:style-name="gr3" draw:text-style-name="P4" draw:layer="layout" svg:width="13.334cm" svg:height="1.459cm" svg:x="4.492cm" svg:y="15.922cm">
          <draw:text-box>
            <text:p text:style-name="P3">This option is useful for maintaining the flexibility of </text:p>
            <text:p text:style-name="P3">Go backend while utilizing Vercel's fast static site deployments for the frontend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3:46:30.700948878</meta:creation-date>
    <dc:date>2024-11-10T23:52:28.839421198</dc:date>
    <meta:editing-duration>PT5M59S</meta:editing-duration>
    <meta:editing-cycles>1</meta:editing-cycles>
    <meta:document-statistic meta:object-count="4"/>
    <meta:generator>LibreOffice/24.2.6.2$Linux_X86_64 LibreOffice_project/420$Build-2</meta:generator>
  </office:meta>
</office:document-meta>
</file>